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30d3" officeooo:paragraph-rsid="0017aebf"/>
    </style:style>
    <style:style style:name="P2" style:family="paragraph" style:parent-style-name="Standard">
      <style:text-properties officeooo:rsid="00193639" officeooo:paragraph-rsid="00193639"/>
    </style:style>
    <style:style style:name="P3" style:family="paragraph" style:parent-style-name="Standard" style:list-style-name="L1">
      <style:text-properties officeooo:rsid="00193639" officeooo:paragraph-rsid="0025e61f"/>
    </style:style>
    <style:style style:name="P4" style:family="paragraph" style:parent-style-name="Standard" style:list-style-name="L1">
      <style:text-properties officeooo:rsid="00193639" officeooo:paragraph-rsid="002b0892"/>
    </style:style>
    <style:style style:name="P5" style:family="paragraph" style:parent-style-name="Standard">
      <style:text-properties officeooo:rsid="00193639" officeooo:paragraph-rsid="0024939b"/>
    </style:style>
    <style:style style:name="P6" style:family="paragraph" style:parent-style-name="Standard" style:list-style-name="L1">
      <style:text-properties officeooo:paragraph-rsid="00193639"/>
    </style:style>
    <style:style style:name="P7" style:family="paragraph" style:parent-style-name="Standard" style:list-style-name="L1">
      <style:text-properties officeooo:rsid="001c50e0" officeooo:paragraph-rsid="001dc20d"/>
    </style:style>
    <style:style style:name="P8" style:family="paragraph" style:parent-style-name="Standard" style:list-style-name="L1">
      <style:text-properties officeooo:rsid="001c50e0" officeooo:paragraph-rsid="00314706"/>
    </style:style>
    <style:style style:name="P9" style:family="paragraph" style:parent-style-name="Standard" style:list-style-name="L1">
      <style:text-properties officeooo:rsid="001c50e0" officeooo:paragraph-rsid="0032b8f5"/>
    </style:style>
    <style:style style:name="P10" style:family="paragraph" style:parent-style-name="Standard" style:list-style-name="L1">
      <style:text-properties officeooo:rsid="001ca7b2" officeooo:paragraph-rsid="001ca7b2"/>
    </style:style>
    <style:style style:name="P11" style:family="paragraph" style:parent-style-name="Standard" style:list-style-name="L1">
      <style:text-properties officeooo:rsid="0022a15c" officeooo:paragraph-rsid="0022a15c"/>
    </style:style>
    <style:style style:name="P12" style:family="paragraph" style:parent-style-name="Standard" style:list-style-name="L1">
      <style:text-properties officeooo:rsid="0023cab3" officeooo:paragraph-rsid="0023cab3"/>
    </style:style>
    <style:style style:name="P13" style:family="paragraph" style:parent-style-name="Standard" style:list-style-name="L1">
      <style:text-properties officeooo:rsid="00297588" officeooo:paragraph-rsid="00297588"/>
    </style:style>
    <style:style style:name="P14" style:family="paragraph" style:parent-style-name="Standard" style:list-style-name="L1">
      <style:text-properties officeooo:rsid="002de5a9" officeooo:paragraph-rsid="002de5a9"/>
    </style:style>
    <style:style style:name="P15" style:family="paragraph" style:parent-style-name="Standard" style:list-style-name="L1">
      <style:text-properties officeooo:rsid="00314706" officeooo:paragraph-rsid="00314706"/>
    </style:style>
    <style:style style:name="P16" style:family="paragraph" style:parent-style-name="Standard" style:list-style-name="L1">
      <style:text-properties officeooo:rsid="00395ab9" officeooo:paragraph-rsid="00395ab9"/>
    </style:style>
    <style:style style:name="P17" style:family="paragraph" style:parent-style-name="Standard" style:list-style-name="L1">
      <style:text-properties officeooo:rsid="003a874b" officeooo:paragraph-rsid="003a874b"/>
    </style:style>
    <style:style style:name="P18" style:family="paragraph" style:parent-style-name="Standard" style:list-style-name="L1">
      <style:text-properties officeooo:rsid="003b8461" officeooo:paragraph-rsid="003b8461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paragraph-rsid="00378447"/>
    </style:style>
    <style:style style:name="P21" style:family="paragraph" style:parent-style-name="Text_20_body" style:list-style-name="L1">
      <style:text-properties officeooo:rsid="0030e2f9" officeooo:paragraph-rsid="00314706"/>
    </style:style>
    <style:style style:name="P22" style:family="paragraph" style:parent-style-name="Text_20_body" style:list-style-name="L1">
      <style:text-properties officeooo:rsid="00314706" officeooo:paragraph-rsid="00314706"/>
    </style:style>
    <style:style style:name="P23" style:family="paragraph" style:parent-style-name="Text_20_body" style:list-style-name="L1">
      <style:text-properties officeooo:rsid="0032b8f5" officeooo:paragraph-rsid="0032b8f5"/>
    </style:style>
    <style:style style:name="P24" style:family="paragraph" style:parent-style-name="Text_20_body" style:list-style-name="L1">
      <style:text-properties officeooo:rsid="0035f58d" officeooo:paragraph-rsid="0035f58d"/>
    </style:style>
    <style:style style:name="P25" style:family="paragraph" style:parent-style-name="Text_20_body" style:list-style-name="L1">
      <style:text-properties officeooo:rsid="0038f5a2" officeooo:paragraph-rsid="0038f5a2"/>
    </style:style>
    <style:style style:name="T1" style:family="text">
      <style:text-properties officeooo:rsid="00158cb7"/>
    </style:style>
    <style:style style:name="T2" style:family="text">
      <style:text-properties officeooo:rsid="00193639"/>
    </style:style>
    <style:style style:name="T3" style:family="text">
      <style:text-properties officeooo:rsid="001ac934"/>
    </style:style>
    <style:style style:name="T4" style:family="text">
      <style:text-properties officeooo:rsid="001dc20d"/>
    </style:style>
    <style:style style:name="T5" style:family="text">
      <style:text-properties officeooo:rsid="0022a15c"/>
    </style:style>
    <style:style style:name="T6" style:family="text">
      <style:text-properties officeooo:rsid="0024939b"/>
    </style:style>
    <style:style style:name="T7" style:family="text">
      <style:text-properties officeooo:rsid="002911e5"/>
    </style:style>
    <style:style style:name="T8" style:family="text">
      <style:text-properties officeooo:rsid="00314706"/>
    </style:style>
    <style:style style:name="T9" style:family="text">
      <style:text-properties officeooo:rsid="0032b8f5"/>
    </style:style>
    <style:style style:name="T10" style:family="text">
      <style:text-properties fo:font-variant="normal" fo:text-transform="none" fo:color="#006621" style:font-name="arial" fo:font-size="10.5pt" fo:letter-spacing="normal" fo:font-style="normal" fo:font-weight="bold"/>
    </style:style>
    <style:style style:name="T11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12" style:family="text">
      <style:text-properties officeooo:rsid="00378447"/>
    </style:style>
    <style:style style:name="T13" style:family="text">
      <style:text-properties officeooo:rsid="003cb6f5"/>
    </style:style>
    <style:style style:name="T14" style:family="text">
      <style:text-properties officeooo:rsid="003e8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ibliografía</text:span> <text:span text:style-name="T7">la </text:span>3º clase “Herramientas y temáticas <text:span text:style-name="T1">actuales </text:span>de Data Warehouses y OLAP”.</text:p>
      <text:p text:style-name="P1"/>
      <text:p text:style-name="P5">Para <text:span text:style-name="T6">los </text:span>libro<text:span text:style-name="T6">s</text:span> “Data Warehouse Systems, Design and Implementation” <text:span text:style-name="T6">y “Fuzzy Data Warehousing for Performance Measurement”</text:span>, <text:span text:style-name="T3">utilizo los nº de páginas físicas.</text:span></text:p>
      <text:p text:style-name="P1"/>
      <text:list xml:id="list8781625450660855796" text:style-name="L1">
        <text:list-item>
          <text:p text:style-name="P6"><text:span text:style-name="T2">Diseño del DW:</text:span></text:p>
          <text:list>
            <text:list-item>
              <text:p text:style-name="P7">Diseño general del DW</text:p>
              <text:list>
                <text:list-item>
                  <text:p text:style-name="P7"><text:span text:style-name="T2">Data Warehouse Systems, Design and Implementation, </text:span>pag. 388-389,402,410,413-<text:span text:style-name="T14">414</text:span>.</text:p>
                </text:list-item>
              </text:list>
            </text:list-item>
            <text:list-item>
              <text:p text:style-name="P10">Diseño <text:span text:style-name="T4">conceptual</text:span></text:p>
              <text:list>
                <text:list-item>
                  <text:p text:style-name="P7"><text:span text:style-name="T2">Data Warehouse Systems, Design and Implementation, </text:span>pag. <text:span text:style-name="T4">89-93,509 (Imagen), 107 (Imagen), 109 (Imagen).</text:span></text:p>
                </text:list-item>
              </text:list>
            </text:list-item>
          </text:list>
        </text:list-item>
        <text:list-item>
          <text:p text:style-name="P11">Fuzzy Data Warehouse</text:p>
          <text:list>
            <text:list-item>
              <text:p text:style-name="P12">Repaso de fuzzy</text:p>
              <text:list>
                <text:list-item>
                  <text:p text:style-name="P3"><text:span text:style-name="T6">Fuzzy Data Warehousing for Performance Measurement, pag. 32, 38-40.</text:span></text:p>
                </text:list-item>
              </text:list>
            </text:list-item>
            <text:list-item>
              <text:p text:style-name="P17">¿Qué es un Fuzzy Data Warehouse?</text:p>
              <text:list>
                <text:list-item>
                  <text:p text:style-name="P18">Processing of Crisp and Fuzzy Measures in the Fuzzy Data Warehouse for Global Natural Resources, <text:span text:style-name="T13">pag. 1.</text:span></text:p>
                </text:list-item>
              </text:list>
            </text:list-item>
            <text:list-item>
              <text:p text:style-name="P13">Modelo Fuzzy <text:span text:style-name="T5">Data Warehouse</text:span></text:p>
              <text:list>
                <text:list-item>
                  <text:p text:style-name="P4"><text:span text:style-name="T6">Fuzzy Data Warehousing for Performance Measurement, pag. 58-59,62-64, 97, 185-187.</text:span></text:p>
                </text:list-item>
              </text:list>
            </text:list-item>
            <text:list-item>
              <text:p text:style-name="P14">Fuzzy SQL</text:p>
              <text:list>
                <text:list-item>
                  <text:p text:style-name="P14"><text:a xlink:type="simple" xlink:href="http://es.wikipedia.org/wiki/FSQL">http://es.wikipedia.org/wiki/FSQL</text:a></text:p>
                </text:list-item>
              </text:list>
            </text:list-item>
          </text:list>
        </text:list-item>
        <text:list-item>
          <text:p text:style-name="P19"><text:span text:style-name="T9">Mondrian </text:span>Olap Server</text:p>
          <text:list>
            <text:list-item>
              <text:p text:style-name="P23">Pentaho</text:p>
              <text:list>
                <text:list-item>
                  <text:p text:style-name="P23"><text:a xlink:type="simple" xlink:href="http://es.wikipedia.org/wiki/Pentaho">http://es.wikipedia.org/wiki/Pentaho</text:a></text:p>
                </text:list-item>
                <text:list-item>
                  <text:p text:style-name="P24">http://en.wikipedia.org/wiki/Mondrian_OLAP_server</text:p>
                </text:list-item>
                <text:list-item>
                  <text:p text:style-name="P9"><text:span text:style-name="T2">Data Warehouse Systems, Design and Implementation, pag. 83.</text:span></text:p>
                </text:list-item>
              </text:list>
            </text:list-item>
            <text:list-item>
              <text:p text:style-name="P21"><text:span text:style-name="T8">¿Qué es un servidor OLAP?</text:span></text:p>
              <text:list>
                <text:list-item>
                  <text:p text:style-name="P21"><text:a xlink:type="simple" xlink:href="http://www.webopedia.com/TERM/O/OLAP.html">http://www.webopedia.com/TERM/O/OLAP.html</text:a></text:p>
                </text:list-item>
              </text:list>
            </text:list-item>
            <text:list-item>
              <text:p text:style-name="P22">MDX</text:p>
              <text:list>
                <text:list-item>
                  <text:p text:style-name="P8"><text:span text:style-name="T2">Data Warehouse Systems, Design and Implementation, pag. 179.</text:span></text:p>
                </text:list-item>
                <text:list-item>
                  <text:p text:style-name="P16">http://en.wikipedia.org/wiki/MultiDimensional_eXpressions</text:p>
                </text:list-item>
              </text:list>
            </text:list-item>
            <text:list-item>
              <text:p text:style-name="P15">Saiku</text:p>
              <text:list>
                <text:list-item>
                  <text:p text:style-name="P20"><text:span text:style-name="T12">Tutorial de Saiku - Pentaho, </text:span>pentaho.unc.edu.ar/repositorio/archivos/Tutorial_de_Saiku-Pentaho.pdf</text:p>
                </text:list-item>
              </text:list>
            </text:list-item>
            <text:list-item>
              <text:p text:style-name="P25">Otros productos OLAP</text:p>
              <text:list>
                <text:list-item>
                  <text:p text:style-name="P25">http://en.wikipedia.org/wiki/Comparison_of_OLAP_Servers</text:p>
                </text:list-item>
              </text:list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9:42:56.948381707</meta:creation-date>
    <dc:date>2015-05-21T20:51:54.454509843</dc:date>
    <meta:editing-duration>PT1H8M5S</meta:editing-duration>
    <meta:editing-cycles>39</meta:editing-cycles>
    <meta:generator>LibreOffice/4.1.3.2$Linux_X86_64 LibreOffice_project/410m0$Build-2</meta:generator>
    <meta:document-statistic meta:table-count="0" meta:image-count="0" meta:object-count="0" meta:page-count="1" meta:paragraph-count="30" meta:word-count="194" meta:character-count="1457" meta:non-whitespace-character-count="1301"/>
  </office:meta>
</office:document-meta>
</file>